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rdfa="http://docs.oasis-open.org/opendocument/meta/rdfa#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 Table">
        <table:table-column table:number-columns-repeated="8"/>
        <table:table-row>
          <table:table-cell office:value-type="string" calcext:value-type="string" office:string-value="cell 0 0">
            <text:p>cell 0 0</text:p>
          </table:table-cell>
          <table:table-cell office:value-type="string" calcext:value-type="string" office:string-value="cell 1 0">
            <text:p>cell 1 0</text:p>
          </table:table-cell>
          <table:table-cell office:value-type="string" calcext:value-type="string" office:string-value="cell 2 0">
            <text:p>cell 2 0</text:p>
          </table:table-cell>
          <table:table-cell office:value-type="string" calcext:value-type="string" office:string-value="cell 3 0">
            <text:p>cell 3 0</text:p>
          </table:table-cell>
          <table:table-cell office:value-type="string" calcext:value-type="string" office:string-value="cell 4 0">
            <text:p>cell 4 0</text:p>
          </table:table-cell>
          <table:table-cell office:value-type="string" calcext:value-type="string" office:string-value="cell 5 0">
            <text:p>cell 5 0</text:p>
          </table:table-cell>
          <table:table-cell office:value-type="string" calcext:value-type="string" office:string-value="cell 6 0">
            <text:p>cell 6 0</text:p>
          </table:table-cell>
          <table:table-cell office:value-type="string" calcext:value-type="string" office:string-value="cell 7 0">
            <text:p>cell 7 0</text:p>
          </table:table-cell>
        </table:table-row>
        <table:table-row>
          <table:table-cell office:value-type="string" calcext:value-type="string" office:string-value="cell 0 1">
            <text:p>cell 0 1</text:p>
          </table:table-cell>
          <table:table-cell office:value-type="string" calcext:value-type="string" office:string-value="cell 1 1">
            <text:p>cell 1 1</text:p>
          </table:table-cell>
          <table:table-cell office:value-type="string" calcext:value-type="string" office:string-value="cell 2 1">
            <text:p>cell 2 1</text:p>
          </table:table-cell>
          <table:table-cell office:value-type="string" calcext:value-type="string" office:string-value="cell 3 1">
            <text:p>cell 3 1</text:p>
          </table:table-cell>
          <table:table-cell office:value-type="string" calcext:value-type="string" office:string-value="cell 4 1">
            <text:p>cell 4 1</text:p>
          </table:table-cell>
          <table:table-cell office:value-type="string" calcext:value-type="string" office:string-value="cell 5 1">
            <text:p>cell 5 1</text:p>
          </table:table-cell>
          <table:table-cell office:value-type="string" calcext:value-type="string" office:string-value="cell 6 1">
            <text:p>cell 6 1</text:p>
          </table:table-cell>
          <table:table-cell office:value-type="string" calcext:value-type="string" office:string-value="cell 7 1">
            <text:p>cell 7 1</text:p>
          </table:table-cell>
        </table:table-row>
        <table:table-row>
          <table:table-cell office:value-type="string" calcext:value-type="string" office:string-value="cell 0 2">
            <text:p>cell 0 2</text:p>
          </table:table-cell>
          <table:table-cell office:value-type="string" calcext:value-type="string" office:string-value="cell 1 2">
            <text:p>cell 1 2</text:p>
          </table:table-cell>
          <table:table-cell office:value-type="string" calcext:value-type="string" office:string-value="cell 2 2">
            <text:p>cell 2 2</text:p>
          </table:table-cell>
          <table:table-cell office:value-type="string" calcext:value-type="string" office:string-value="cell 3 2">
            <text:p>cell 3 2</text:p>
          </table:table-cell>
          <table:table-cell office:value-type="string" calcext:value-type="string" office:string-value="cell 4 2">
            <text:p>cell 4 2</text:p>
          </table:table-cell>
          <table:table-cell office:value-type="string" calcext:value-type="string" office:string-value="cell 5 2">
            <text:p>cell 5 2</text:p>
          </table:table-cell>
          <table:table-cell office:value-type="string" calcext:value-type="string" office:string-value="cell 6 2">
            <text:p>cell 6 2</text:p>
          </table:table-cell>
          <table:table-cell office:value-type="string" calcext:value-type="string" office:string-value="cell 7 2">
            <text:p>cell 7 2</text:p>
          </table:table-cell>
        </table:table-row>
        <table:table-row>
          <table:table-cell office:value-type="string" calcext:value-type="string" office:string-value="cell 0 3">
            <text:p>cell 0 3</text:p>
          </table:table-cell>
          <table:table-cell office:value-type="string" calcext:value-type="string" office:string-value="cell 1 3">
            <text:p>cell 1 3</text:p>
          </table:table-cell>
          <table:table-cell office:value-type="string" calcext:value-type="string" office:string-value="cell 2 3">
            <text:p>cell 2 3</text:p>
          </table:table-cell>
          <table:table-cell office:value-type="string" calcext:value-type="string" office:string-value="cell 3 3">
            <text:p>cell 3 3</text:p>
          </table:table-cell>
          <table:table-cell office:value-type="string" calcext:value-type="string" office:string-value="cell 4 3">
            <text:p>cell 4 3</text:p>
          </table:table-cell>
          <table:table-cell office:value-type="string" calcext:value-type="string" office:string-value="cell 5 3">
            <text:p>cell 5 3</text:p>
          </table:table-cell>
          <table:table-cell office:value-type="string" calcext:value-type="string" office:string-value="cell 6 3">
            <text:p>cell 6 3</text:p>
          </table:table-cell>
          <table:table-cell office:value-type="string" calcext:value-type="string" office:string-value="cell 7 3">
            <text:p>cell 7 3</text:p>
          </table:table-cell>
        </table:table-row>
        <table:table-row>
          <table:table-cell office:value-type="string" calcext:value-type="string" office:string-value="cell 0 4">
            <text:p>cell 0 4</text:p>
          </table:table-cell>
          <table:table-cell office:value-type="string" calcext:value-type="string" office:string-value="cell 1 4">
            <text:p>cell 1 4</text:p>
          </table:table-cell>
          <table:table-cell office:value-type="string" calcext:value-type="string" office:string-value="cell 2 4">
            <text:p>cell 2 4</text:p>
          </table:table-cell>
          <table:table-cell office:value-type="string" calcext:value-type="string" office:string-value="cell 3 4">
            <text:p>cell 3 4</text:p>
          </table:table-cell>
          <table:table-cell office:value-type="string" calcext:value-type="string" office:string-value="cell 4 4">
            <text:p>cell 4 4</text:p>
          </table:table-cell>
          <table:table-cell office:value-type="string" calcext:value-type="string" office:string-value="cell 5 4">
            <text:p>cell 5 4</text:p>
          </table:table-cell>
          <table:table-cell office:value-type="string" calcext:value-type="string" office:string-value="cell 6 4">
            <text:p>cell 6 4</text:p>
          </table:table-cell>
          <table:table-cell office:value-type="string" calcext:value-type="string" office:string-value="cell 7 4">
            <text:p>cell 7 4</text:p>
          </table:table-cell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odfdo 3.7.11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